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#00b274"/>
    </style:style>
    <style:style style:name="ce3" style:family="table-cell" style:parent-style-name="Default">
      <style:table-cell-properties fo:background-color="#00b6bd"/>
    </style:style>
    <style:style style:name="ce4" style:family="table-cell" style:parent-style-name="Default">
      <style:table-cell-properties fo:background-color="#00a65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Kriter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SUMM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rastruktur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3:.Q3])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fernung Arbeit</text:p>
          </table:table-cell>
          <table:table-cell table:formula="of:= TEXT ( DEC2BIN ( 1 - BIN2DEC ( [.E3] ) ); &quot;0&quot; 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4:.Q4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inkaufen/Schule etc</text:p>
          </table:table-cell>
          <table:table-cell table:formula="of:= TEXT ( DEC2BIN ( 1 - BIN2DEC ( [.F3] ) ); &quot;0&quot; )" office:value-type="string" office:string-value="0" calcext:value-type="string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11"/>
          <table:table-cell table:formula="of:=SUM([.D5:.Q5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rme</text:p>
          </table:table-cell>
          <table:table-cell table:formula="of:= TEXT ( DEC2BIN ( 1 - BIN2DEC ( [.G3] ) ); &quot;0&quot; )" office:value-type="string" office:string-value="0" calcext:value-type="string">
            <text:p>0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10"/>
          <table:table-cell table:formula="of:=SUM([.D6:.Q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H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il</text:p>
          </table:table-cell>
          <table:table-cell table:formula="of:= TEXT ( DEC2BIN ( 1 - BIN2DEC ( [.H3] ) ); &quot;0&quot; )" office:value-type="string" office:string-value="0" calcext:value-type="string">
            <text:p>0</text:p>
          </table:table-cell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formula="of:=SUM([.D7:.Q7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Modernisierungsgrad</text:p>
          </table:table-cell>
          <table:table-cell table:number-columns-repeated="5"/>
          <table:table-cell table:style-name="ce5" office:value-type="float" office:value="0" calcext:value-type="float">
            <text:p>0</text:p>
          </table:table-cell>
          <table:table-cell table:number-columns-repeated="8"/>
          <table:table-cell table:formula="of:=SUM([.D8:.Q8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Größe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number-columns-repeated="7"/>
          <table:table-cell table:formula="of:=SUM([.D9:.Q9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Garten</text:p>
          </table:table-cell>
          <table:table-cell table:number-columns-repeated="7"/>
          <table:table-cell table:style-name="ce5" office:value-type="float" office:value="0" calcext:value-type="float">
            <text:p>0</text:p>
          </table:table-cell>
          <table:table-cell table:number-columns-repeated="6"/>
          <table:table-cell table:formula="of:=SUM([.D10:.Q10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Garage/Stellplätze</text:p>
          </table:table-cell>
          <table:table-cell table:number-columns-repeated="8"/>
          <table:table-cell table:style-name="ce5" office:value-type="float" office:value="0" calcext:value-type="float">
            <text:p>0</text:p>
          </table:table-cell>
          <table:table-cell table:number-columns-repeated="5"/>
          <table:table-cell table:formula="of:=SUM([.D11:.Q11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gerfläche/Dachbden</text:p>
          </table:table-cell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formula="of:=SUM([.D12:.Q12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eborgenheit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formula="of:=SUM([.D13:.Q13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Kost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uf Nebenkosten</text:p>
          </table:table-cell>
          <table:table-cell table:number-columns-repeated="11"/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formula="of:=SUM([.D14:.Q14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aufpreis</text:p>
          </table:table-cell>
          <table:table-cell table:number-columns-repeated="12"/>
          <table:table-cell table:style-name="ce5" office:value-type="float" office:value="0" calcext:value-type="float">
            <text:p>0</text:p>
          </table:table-cell>
          <table:table-cell/>
          <table:table-cell table:formula="of:=SUM([.D15:.Q15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aufende Kosten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formula="of:=SUM([.D16:.Q16])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4"/>
          <table:table-cell table:style-name="ce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21:47:43.213747512</meta:creation-date>
    <dc:date>2021-03-23T22:19:17.233302727</dc:date>
    <meta:editing-duration>PT3S</meta:editing-duration>
    <meta:editing-cycles>1</meta:editing-cycles>
    <meta:generator>LibreOffice/6.0.7.3$Linux_X86_64 LibreOffice_project/00m0$Build-3</meta:generator>
    <meta:document-statistic meta:table-count="1" meta:cell-count="93" meta:object-count="0"/>
  </office:meta>
</office:document-meta>
</file>